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f28" officeooo:paragraph-rsid="000c7f28"/>
    </style:style>
    <style:style style:name="P2" style:family="paragraph" style:parent-style-name="Standard">
      <style:text-properties officeooo:rsid="000c7f28" officeooo:paragraph-rsid="000dbf30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bf30" officeooo:paragraph-rsid="000dbf30" style:font-size-asian="20pt" style:font-weight-asian="bold" style:font-size-complex="20pt" style:font-weight-complex="bold"/>
    </style:style>
    <style:style style:name="T1" style:family="text">
      <style:text-properties officeooo:rsid="000dbf30"/>
    </style:style>
    <style:style style:name="T2" style:family="text">
      <style:text-properties fo:font-weight="bold" officeooo:rsid="000dbf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andos Debian 11-Terminal LSO</text:p>
      <text:p text:style-name="Standard"/>
      <text:p text:style-name="Standard"/>
      <text:p text:style-name="Standard"><text:span text:style-name="T2">1) </text:span>debian@debianamaruyayvar:~$ ls</text:p>
      <text:p text:style-name="Standard">Descargas <text:s text:c="2"/>Escritorio <text:s/>Música <text:s text:c="5"/>Público</text:p>
      <text:p text:style-name="Standard">Documentos <text:s/>Imágenes <text:s text:c="3"/>Plantillas <text:s/>Vídeos</text:p>
      <text:p text:style-name="Standard"/>
      <text:p text:style-name="Standard"><text:span text:style-name="T2">2) </text:span>debian@debianamaruyayvar:/home$ ls</text:p>
      <text:p text:style-name="Standard">debian</text:p>
      <text:p text:style-name="Standard"/>
      <text:p text:style-name="Standard"><text:span text:style-name="T2">3) </text:span>debian@debianamaruyayvar:/$ ls</text:p>
      <text:p text:style-name="Standard">bin <text:s text:c="2"/>initrd.img <text:s text:c="5"/>libx32 <text:s text:c="5"/>proc <text:s/>sys <text:s text:c="5"/>vmlinuz.old</text:p>
      <text:p text:style-name="Standard">boot <text:s/>initrd.img.old <text:s/>lost+found <text:s/>root <text:s/>tmp</text:p>
      <text:p text:style-name="Standard">dev <text:s text:c="2"/>lib <text:s text:c="12"/>media <text:s text:c="6"/>run <text:s text:c="2"/>usr</text:p>
      <text:p text:style-name="Standard">etc <text:s text:c="2"/>lib32 <text:s text:c="10"/>mnt <text:s text:c="8"/>sbin <text:s/>var</text:p>
      <text:p text:style-name="Standard">home <text:s/>lib64 <text:s text:c="10"/>opt <text:s text:c="8"/>srv <text:s text:c="2"/>vmlinuz</text:p>
      <text:p text:style-name="Standard"/>
      <text:p text:style-name="Standard"><text:span text:style-name="T2">4)</text:span><text:span text:style-name="T1"> </text:span>debian@debianamaruyayvar:~$ ls</text:p>
      <text:p text:style-name="Standard">Descargas <text:s text:c="2"/>Escritorio <text:s/>memo <text:s text:c="3"/>Plantillas <text:s/>Vídeos</text:p>
      <text:p text:style-name="Standard">Documentos <text:s/>Imágenes <text:s text:c="3"/>Música <text:s/>Público</text:p>
      <text:p text:style-name="Standard">debian@debianamaruyayvar:~$ ls</text:p>
      <text:p text:style-name="Standard">Descargas <text:s text:c="2"/>Imágenes <text:s text:c="15"/>Música <text:s text:c="5"/>Vídeos</text:p>
      <text:p text:style-name="Standard">Documentos <text:s/>lukitasffaliaslamakina <text:s/>Plantillas</text:p>
      <text:p text:style-name="Standard">Escritorio <text:s/>memo <text:s text:c="19"/>Público</text:p>
      <text:p text:style-name="Standard"/>
      <text:p text:style-name="Standard"><text:span text:style-name="T2">5)</text:span><text:span text:style-name="T1"> </text:span>debian@debianamaruyayvar:~/memo$ sudo touch tulita.txt</text:p>
      <text:p text:style-name="Standard">debian@debianamaruyayvar:~/memo$ ls</text:p>
      <text:p text:style-name="Standard">tulita.txt</text:p>
      <text:p text:style-name="Standard"/>
      <text:p text:style-name="Standard"><text:span text:style-name="T2">6) </text:span>debian@debianamaruyayvar:~/memo$ sudo mv /home/debian/memo/tulita.txt /home/debian/lukitasffaliaslamakina</text:p>
      <text:p text:style-name="Standard">debian@debianamaruyayvar:~/lukitasffaliaslamakina$ ls</text:p>
      <text:p text:style-name="Standard">tulita.txt</text:p>
      <text:p text:style-name="Standard"/>
      <text:p text:style-name="P1"><text:span text:style-name="T2">7)</text:span><text:span text:style-name="T1"> </text:span>debian@debianamaruyayvar:~$ rm -r memo</text:p>
      <text:p text:style-name="P1">rm: ¿borrar el directorio 'memo' <text:s/>protegido contra escritura? (s/n) s</text:p>
      <text:p text:style-name="P1">debian@debianamaruyayvar:~$ ls</text:p>
      <text:p text:style-name="P1">Descargas <text:s text:c="2"/>Escritorio <text:s/>lukitasffaliaslamakina <text:s/>Plantillas <text:s/>Vídeos</text:p>
      <text:p text:style-name="P1">Documentos <text:s/>Imágenes <text:s text:c="3"/>Música <text:s text:c="17"/>Público</text:p>
      <text:p text:style-name="P1"/>
      <text:p text:style-name="P1"><text:span text:style-name="T2">8)</text:span><text:span text:style-name="T1"> </text:span>debian@debianamaruyayvar:~$ rm -r lukitasffaliaslamakina</text:p>
      <text:p text:style-name="P1">rm: ¿descender al directorio protegido contra escritura 'lukitasffaliaslamakina'? (s/n) s</text:p>
      <text:p text:style-name="P1">rm: ¿borrar el fichero regular vacío 'lukitasffaliaslamakina/tulita.txt' <text:s/>protegido contra escritura? (s/n) s</text:p>
      <text:p text:style-name="P1">rm: no se puede borrar 'lukitasffaliaslamakina/tulita.txt': Permiso denegado</text:p>
      <text:p text:style-name="P1">debian@debianamaruyayvar:~$ sudo rm -r lukitasffaliaslamakina</text:p>
      <text:p text:style-name="P1">debian@debianamaruyayvar:~$ ls </text:p>
      <text:p text:style-name="P1">Descargas <text:s text:c="2"/>Escritorio <text:s/>Música <text:s text:c="5"/>Público</text:p>
      <text:p text:style-name="P1">Documentos <text:s/>Imágenes <text:s text:c="3"/>Plantillas <text:s/>Vídeos</text:p>
      <text:p text:style-name="P1"/>
      <text:p text:style-name="P2"><text:span text:style-name="T2">9)</text:span><text:span text:style-name="T1"> </text:span><text:a xlink:type="simple" xlink:href="mailto:debian@debianamaruyayvar" text:style-name="Internet_20_link" text:visited-style-name="Visited_20_Internet_20_Link">debian@debianamaruyayvar</text:a>:~$ <text:span text:style-name="T1">exit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4:29:52.730407362</meta:creation-date>
    <dc:date>2024-06-28T16:00:39.721195473</dc:date>
    <meta:editing-duration>PT49M17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39" meta:word-count="168" meta:character-count="1835" meta:non-whitespace-character-count="1509"/>
  </office:meta>
</office:document-meta>
</file>